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88BA4B07800EEFB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9">Trata-se de um gabinete de computador da marca. Dentro dele havia um disco rígido da marca, modelo, capacidade e número de série. Veja fotos a segu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6</meta:editing-cycles>
    <meta:print-date>2020-06-19T20:00:00</meta:print-date>
    <meta:creation-date>2020-03-19T15:00:00</meta:creation-date>
    <dc:date>2020-10-05T14:54:15.393000000</dc:date>
    <meta:editing-duration>P1DT19H22M58S</meta:editing-duration>
    <meta:generator>LibreOffice/7.0.1.2$Windows_X86_64 LibreOffice_project/7cbcfc562f6eb6708b5ff7d7397325de9e764452</meta:generator>
    <meta:document-statistic meta:table-count="1" meta:image-count="2" meta:object-count="0" meta:page-count="1" meta:paragraph-count="9" meta:word-count="64" meta:character-count="467" meta:non-whitespace-character-count="399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